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isitos:</text:p>
      <text:p text:style-name="Standard"/>
      <text:p text:style-name="Standard">Req01: O sistema deve gerar uma média geral da empresa</text:p>
      <text:p text:style-name="Standard">Req02: O sistema deve gerar uma média de cada estabelecimento</text:p>
      <text:p text:style-name="Standard">Req03: O Sistema deve gerar estabelecimentos acima da media da empresa</text:p>
      <text:p text:style-name="Standard">Req04: O Sistema deve gerar o total de resenhas feitas por um crítico</text:p>
      <text:p text:style-name="Standard">Req05: O sistema deve gerar total médio gasto por um usuário na no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a </meta:initial-creator>
    <meta:creation-date>2014-03-09T09:35:35</meta:creation-date>
    <dc:date>2014-03-09T09:39:00</dc:date>
    <dc:creator>Dena </dc:creator>
    <meta:editing-duration>P0D</meta:editing-duration>
    <meta:editing-cycles>1</meta:editing-cycles>
    <meta:document-statistic meta:table-count="0" meta:image-count="0" meta:object-count="0" meta:page-count="1" meta:paragraph-count="6" meta:word-count="58" meta:character-count="334" meta:non-whitespace-character-count="282"/>
    <meta:generator>LibreOffice/3.5$Linux_x86 LibreOffice_project/350m1$Build-2</meta:generator>
  </office:meta>
</office:document-meta>
</file>